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63cm"/>
    </style:style>
    <style:style style:name="pr5" style:family="presentation" style:parent-style-name="Standard_20_1-outline1">
      <style:graphic-properties fo:min-height="11.92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2-title">
      <style:graphic-properties draw:auto-grow-height="true" fo:min-height="3.163cm"/>
    </style:style>
    <style:style style:name="pr8" style:family="presentation" style:parent-style-name="Standard_20_2-outline1">
      <style:graphic-properties fo:min-height="11.929cm"/>
    </style:style>
    <style:style style:name="pr9" style:family="presentation" style:parent-style-name="Standard_20_2-notes">
      <style:graphic-properties draw:fill-color="#ffffff" draw:auto-grow-height="true" fo:min-height="13.364cm"/>
    </style:style>
    <style:style style:name="pr10" style:family="presentation" style:parent-style-name="Standard_20_2-title">
      <style:graphic-properties fo:min-height="3.163cm"/>
    </style:style>
    <style:style style:name="pr11" style:family="presentation" style:parent-style-name="Standard_20_2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style:font-name="DejaVu Serif" fo:font-size="48pt" fo:language="en" fo:country="US" style:font-size-asian="48pt" style:font-size-complex="48pt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style:font-name="DejaVu Serif" fo:font-size="48pt" fo:language="en" fo:country="US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 xml:id="id1" draw:id="id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INTRODUCTION TO SERIES</text:p>
          </draw:text-box>
        </draw:frame>
        <draw:frame presentation:style-name="pr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 xml:id="id2" draw:id="id2">
        <office:forms form:automatic-focus="false" form:apply-design-mode="false"/>
        <draw:frame presentation:style-name="pr4" draw:layer="layout" svg:width="21.4cm" svg:height="3.163cm" svg:x="1.4cm" svg:y="0.837cm" presentation:class="title">
          <draw:text-box>
            <text:p>Topics For the Video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What is Dart and where do we use it?</text:p>
              </text:list-item>
              <text:list-item>
                <text:p>Dart before Flutter, mandatory?</text:p>
              </text:list-item>
              <text:list-item>
                <text:p>Who will be benefited from the series?</text:p>
              </text:list-item>
              <text:list-item>
                <text:p>VS Code and DARTPAD.</text:p>
              </text:list-item>
              <text:list-item>
                <text:p>Topics We are Covering</text:p>
              </text:list-item>
            </text:list>
          </draw:text-box>
        </draw:fram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 xml:id="id3" draw:id="id3">
        <office:forms form:automatic-focus="false" form:apply-design-mode="false"/>
        <draw:frame presentation:style-name="pr7" draw:layer="layout" svg:width="21.4cm" svg:height="3.163cm" svg:x="1.4cm" svg:y="0.837cm" presentation:class="title" presentation:user-transformed="true">
          <draw:text-box>
            <text:p>PART 1: by Poshan Pandey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3">
              <text:list-item>
                <text:p>Control Flow Statements.</text:p>
              </text:list-item>
              <text:list-item>
                <text:p>Loop Control Statements.</text:p>
              </text:list-item>
              <text:list-item>
                <text:p>Exploring Functions in Dart.</text:p>
              </text:list-item>
              <text:list-item>
                <text:p>Exception Handling.</text:p>
              </text:list-item>
              <text:list-item>
                <text:p>Lamdas and Higher Order Functions.</text:p>
              </text:list-item>
            </text:list>
          </draw:text-box>
        </draw:fram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1T1" xml:id="id4" draw:id="id4">
        <office:forms form:automatic-focus="false" form:apply-design-mode="false"/>
        <draw:frame presentation:style-name="pr10" draw:layer="layout" svg:width="21.4cm" svg:height="3.163cm" svg:x="1.4cm" svg:y="0.837cm" presentation:class="title">
          <draw:text-box>
            <text:p>PART 2: by Mohan Dhakal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3">
              <text:list-item>
                <text:p>Variables and Constants in Dart.</text:p>
              </text:list-item>
              <text:list-item>
                <text:p>Classes and Objects in Dart.</text:p>
              </text:list-item>
              <text:list-item>
                <text:p>Dive deeper into OO approach with Dart.</text:p>
              </text:list-item>
            </text:list>
          </draw:text-box>
        </draw:fram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9" xml:id="id5" draw:id="id5">
        <office:forms form:automatic-focus="false" form:apply-design-mode="false"/>
        <draw:frame presentation:style-name="pr1" draw:text-style-name="P2" draw:layer="layout" svg:width="18.599cm" svg:height="3.506cm" svg:x="4.248cm" svg:y="8.94cm" presentation:class="title" presentation:user-transformed="true">
          <draw:text-box>
            <text:p><text:span text:style-name="T1">Thank You For Watching the Video!!!</text:span></text:p>
          </draw:text-box>
        </draw:fram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4T14:41:49.077487363</meta:creation-date>
    <meta:editing-duration>PT5H42M58S</meta:editing-duration>
    <meta:editing-cycles>40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0-10-05T09:45:14.256643707</dc:date>
    <meta:document-statistic meta:object-count="77"/>
  </office:meta>
</office:document-meta>
</file>